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6cm"/>
    </style:style>
    <style:style style:name="co3" style:family="table-column">
      <style:table-column-properties fo:break-before="auto" style:column-width="3.383cm"/>
    </style:style>
    <style:style style:name="co4" style:family="table-column">
      <style:table-column-properties fo:break-before="auto" style:column-width="3.247cm"/>
    </style:style>
    <style:style style:name="co5" style:family="table-column">
      <style:table-column-properties fo:break-before="auto" style:column-width="3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808080" fo:border="0.74pt solid #000000"/>
    </style:style>
    <style:style style:name="ce8" style:family="table-cell" style:parent-style-name="Default">
      <style:table-cell-properties fo:border="non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ackground-color="#808080" fo:border="0.74pt solid #000000"/>
    </style:style>
    <style:style style:name="ce2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Default"/>
        <table:table-column table:style-name="co1" table:number-columns-repeated="2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4" table:default-cell-style-name="ce22"/>
        <table:table-column table:style-name="co5" table:default-cell-style-name="Default"/>
        <table:table-row table:style-name="ro1">
          <table:table-cell/>
          <table:table-cell table:style-name="ce17" office:value-type="string" calcext:value-type="string" table:number-columns-spanned="6" table:number-rows-spanned="1">
            <text:p>ShieldClon 00-01 <text:s text:c="19"/>XdeSIG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/>
          <table:table-cell table:style-name="ce18" office:value-type="string" calcext:value-type="string">
            <text:p>Units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scr</text:p>
          </table:table-cell>
          <table:table-cell table:style-name="ce18" office:value-type="string" calcext:value-type="string">
            <text:p>Package</text:p>
          </table:table-cell>
          <table:table-cell table:style-name="ce18" office:value-type="string" calcext:value-type="string">
            <text:p>Parts</text:p>
          </table:table-cell>
          <table:table-cell table:style-name="ce18" office:value-type="string" calcext:value-type="string">
            <text:p>LCSC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White</text:p>
          </table:table-cell>
          <table:table-cell office:value-type="string" calcext:value-type="string">
            <text:p>1x6Px2,54 </text:p>
          </table:table-cell>
          <table:table-cell office:value-type="string" calcext:value-type="string">
            <text:p>SV5</text:p>
          </table:table-cell>
          <table:table-cell office:value-type="string" calcext:value-type="string">
            <text:p><text:a xlink:href="https://www.lcsc.com/product-detail/Pin-Headers_MOLEX-0022032131_C3329786.html" xlink:type="simple">C3329786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Red</text:p>
          </table:table-cell>
          <table:table-cell office:value-type="string" calcext:value-type="string">
            <text:p>1x6Px2,54 </text:p>
          </table:table-cell>
          <table:table-cell office:value-type="string" calcext:value-type="string">
            <text:p>SV6 </text:p>
          </table:table-cell>
          <table:table-cell office:value-type="string" calcext:value-type="string">
            <text:p><text:a xlink:href="https://www.lcsc.com/product-detail/Pin-Headers_Ckmtw-Shenzhen-Cankemeng-S108500006_C141437.html" xlink:type="simple">C141437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Black</text:p>
          </table:table-cell>
          <table:table-cell office:value-type="string" calcext:value-type="string">
            <text:p>1x6Px2,54 </text:p>
          </table:table-cell>
          <table:table-cell office:value-type="string" calcext:value-type="string">
            <text:p>SV7</text:p>
          </table:table-cell>
          <table:table-cell office:value-type="string" calcext:value-type="string">
            <text:p><text:a xlink:href="https://www.lcsc.com/product-detail/Pin-Headers_BOOMELE-Boom-Precision-Elec-C2337_C2337.html" xlink:type="simple">C2337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White</text:p>
          </table:table-cell>
          <table:table-cell office:value-type="string" calcext:value-type="string">
            <text:p>1x7Px2,54 </text:p>
          </table:table-cell>
          <table:table-cell office:value-type="string" calcext:value-type="string">
            <text:p>SV2</text:p>
          </table:table-cell>
          <table:table-cell office:value-type="string" calcext:value-type="string">
            <text:p><text:a xlink:href="https://www.lcsc.com/product-detail/Pin-Headers_MOLEX-0022032131_C3329786.html" xlink:type="simple">C3329786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Red</text:p>
          </table:table-cell>
          <table:table-cell office:value-type="string" calcext:value-type="string">
            <text:p>1x7Px2,54 </text:p>
          </table:table-cell>
          <table:table-cell office:value-type="string" calcext:value-type="string">
            <text:p>SV3</text:p>
          </table:table-cell>
          <table:table-cell office:value-type="string" calcext:value-type="string">
            <text:p><text:a xlink:href="https://www.lcsc.com/product-detail/Pin-Headers_Ckmtw-Shenzhen-Cankemeng-S108500006_C141437.html" xlink:type="simple">C141437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Black</text:p>
          </table:table-cell>
          <table:table-cell office:value-type="string" calcext:value-type="string">
            <text:p>1x7Px2,54 </text:p>
          </table:table-cell>
          <table:table-cell office:value-type="string" calcext:value-type="string">
            <text:p>SV4</text:p>
          </table:table-cell>
          <table:table-cell office:value-type="string" calcext:value-type="string">
            <text:p><text:a xlink:href="https://www.lcsc.com/product-detail/Pin-Headers_BOOMELE-Boom-Precision-Elec-C2337_C2337.html" xlink:type="simple">C2337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With cap</text:p>
          </table:table-cell>
          <table:table-cell office:value-type="string" calcext:value-type="string">
            <text:p>1x2Px2,54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C37607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JUMPER_JP1E</text:p>
          </table:table-cell>
          <table:table-cell office:value-type="string" calcext:value-type="string">
            <text:p>1x2Px2,54 Female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<text:a xlink:href="https://www.lcsc.com/product-detail/Female-Headers_BOOMELE-Boom-Precision-Elec-C49661_C49661.html" xlink:type="simple">C49661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1"/>
          <table:table-cell office:value-type="string" calcext:value-type="string">
            <text:p>MA04-1</text:p>
          </table:table-cell>
          <table:table-cell office:value-type="string" calcext:value-type="string">
            <text:p>1x4Px2,54 Female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<text:a xlink:href="https://www.lcsc.com/product-detail/Female-Headers_BOOMELE-Boom-Precision-Elec-C2718488_C2718488.html" xlink:type="simple">C2718488</text:a>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C1,, C4</text:p>
          </table:table-cell>
          <table:table-cell office:value-type="string" calcext:value-type="string">
            <text:p><text:a xlink:href="https://www.lcsc.com/product-detail/Ceramic-Disc-Capacitors_Dersonic-CC1H104ZA1PD3F5P3003_C353903.html" xlink:type="simple">C353903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1, R7</text:p>
          </table:table-cell>
          <table:table-cell office:value-type="string" calcext:value-type="string">
            <text:p><text:a xlink:href="https://www.lcsc.com/product-detail/Through-Hole-Resistors_UNI-ROYAL-Uniroyal-Elec-CFR0W4J0103A50_C61299.html" xlink:type="simple">C61299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<text:a xlink:href="https://www.lcsc.com/product-detail/Through-Hole-Resistors_UNI-ROYAL-Uniroyal-Elec-CFR0W4J0183A50_C70811.html" xlink:type="simple">C70811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<text:a xlink:href="https://www.lcsc.com/product-detail/Through-Hole-Resistors_VO-CR1-4W-2-2-5-OT26_C2894548.html" xlink:type="simple">C2894548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3, R5</text:p>
          </table:table-cell>
          <table:table-cell office:value-type="string" calcext:value-type="string">
            <text:p><text:a xlink:href="https://www.lcsc.com/product-detail/Through-Hole-Resistors_CCO-Chian-Chia-Elec-CF1-4W-2-2K-5-T_C120063.html" xlink:type="simple">C120063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4, R6</text:p>
          </table:table-cell>
          <table:table-cell office:value-type="string" calcext:value-type="string">
            <text:p><text:a xlink:href="https://www.lcsc.com/product-detail/Through-Hole-Resistors_CCO-Chian-Chia-Elec-CF1-4W-4-7K-5-T_C120071.html" xlink:type="simple">C120071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N2222</text:p>
          </table:table-cell>
          <table:table-cell office:value-type="string" calcext:value-type="string">
            <text:p>TO92-EBC-OVAL</text:p>
          </table:table-cell>
          <table:table-cell office:value-type="string" calcext:value-type="string">
            <text:p>T1, T2</text:p>
          </table:table-cell>
          <table:table-cell office:value-type="string" calcext:value-type="string">
            <text:p><text:a xlink:href="https://www.lcsc.com/product-detail/Bipolar-Transistors-BJT_Slkor-SLKORMICRO-Elec-2N2222A_C5330385.html" xlink:type="simple">C5330385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70u/16V</text:p>
          </table:table-cell>
          <table:table-cell office:value-type="string" calcext:value-type="string">
            <text:p>470uF 16V</text:p>
          </table:table-cell>
          <table:table-cell office:value-type="string" calcext:value-type="string">
            <text:p>E2,5-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<text:a xlink:href="https://www.lcsc.com/product-detail/Aluminum-Electrolytic-Capacitors-Leaded_SamYoung-Electronics-NXA-16V-470UF-10-12-5-5-0TP_C2842806.html" xlink:type="simple">C2842806</text:a>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K550/2</text:p>
          </table:table-cell>
          <table:table-cell office:value-type="string" calcext:value-type="string">
            <text:p>AK550/2 3,5mm</text:p>
          </table:table-cell>
          <table:table-cell office:value-type="string" calcext:value-type="string">
            <text:p>X1, X2, X3</text:p>
          </table:table-cell>
          <table:table-cell office:value-type="string" calcext:value-type="string">
            <text:p><text:a xlink:href="https://www.lcsc.com/product-detail/Screw-terminal_Ningbo-Xinlaiya-Elec-XY302V-3-5-2P_C784940.html" xlink:type="simple">C784940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/CM12P</text:p>
          </table:table-cell>
          <table:table-cell office:value-type="string" calcext:value-type="string">
            <text:p>BUZZER 12mm (7mm)</text:p>
          </table:table-cell>
          <table:table-cell office:value-type="string" calcext:value-type="string">
            <text:p>F/CM12P</text:p>
          </table:table-cell>
          <table:table-cell office:value-type="string" calcext:value-type="string">
            <text:p>SG1</text:p>
          </table:table-cell>
          <table:table-cell office:value-type="string" calcext:value-type="string">
            <text:p><text:a xlink:href="https://www.lcsc.com/product-detail/Buzzers_S-S-SUN-1295Y-0327-45P7-6_C2689171.html" xlink:type="simple">C2689171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FRA.050</text:p>
          </table:table-cell>
          <table:table-cell office:value-type="string" calcext:value-type="string">
            <text:p>Polyfuse 0.65A</text:p>
          </table:table-cell>
          <table:table-cell office:value-type="string" calcext:value-type="string">
            <text:p>TE5</text:p>
          </table:table-cell>
          <table:table-cell office:value-type="string" calcext:value-type="string">
            <text:p>F1, F2</text:p>
          </table:table-cell>
          <table:table-cell office:value-type="string" calcext:value-type="string">
            <text:p><text:a xlink:href="https://www.lcsc.com/product-detail/Resettable-Fuses_SCHURTER-PFRA-050_C1562414.html" xlink:type="simple">C1562414</text:a>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B6612FNG</text:p>
          </table:table-cell>
          <table:table-cell office:value-type="string" calcext:value-type="string">
            <text:p>TB6612FNG on PCB</text:p>
          </table:table-cell>
          <table:table-cell office:value-type="string" calcext:value-type="string">
            <text:p>TB6612FNG</text:p>
          </table:table-cell>
          <table:table-cell office:value-type="string" calcext:value-type="string">
            <text:p>TB1</text:p>
          </table:table-cell>
          <table:table-cell table:style-name="ce23"/>
          <table:table-cell office:value-type="string" calcext:value-type="string">
            <text:p><text:a xlink:href="https://es.aliexpress.com/item/32223093678.html?spm=a2g0o.productlist.0.0.6dc1310cFoyi8t&amp;algo_pvid=e49b2c8d-82e7-4a4a-893b-e4da9ad87508&amp;algo_exp_id=e49b2c8d-82e7-4a4a-893b-e4da9ad87508-3&amp;pdp_ext_f=%7B%22sku_id%22%3A%2212000016463619296%22%7D&amp;pdp_npi=2%40dis%21EUR%21%210.62%21%21%211.44%21%21%402100bdd816590017927078573e0aa9%2112000016463619296%21sea" xlink:type="simple">Aliexpress</text:a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B_PCB</text:p>
          </table:table-cell>
          <table:table-cell office:value-type="string" calcext:value-type="string">
            <text:p>Micro USB</text:p>
          </table:table-cell>
          <table:table-cell office:value-type="string" calcext:value-type="string">
            <text:p>MicroXNJ 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<text:a xlink:href="https://www.lcsc.com/product-detail/span-style-background-color-ff0-USB-span-Connectors_SHOU-HAN-MicroXNJ_C404969.html" xlink:type="simple">C404969</text:a>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WS2812BTHT</text:p>
          </table:table-cell>
          <table:table-cell office:value-type="string" calcext:value-type="string">
            <text:p>NEOPIXEL5MM</text:p>
          </table:table-cell>
          <table:table-cell office:value-type="string" calcext:value-type="string">
            <text:p>NP2</text:p>
          </table:table-cell>
          <table:table-cell office:value-type="string" calcext:value-type="string">
            <text:p><text:a xlink:href="https://www.lcsc.com/product-detail/Light-Emitting-Diodes-LED_Worldsemi-WS2812B-B-W_C114586.html" xlink:type="simple">C114586</text:a></text:p>
          </table:table-cell>
          <table:table-cell/>
        </table:table-row>
        <table:table-row table:style-name="ro1">
          <table:table-cell/>
          <table:table-cell table:style-name="ce20" table:number-columns-repeated="5"/>
          <table:table-cell table:style-name="ce24"/>
          <table:table-cell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Charger/step up option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D05CVSA</text:p>
          </table:table-cell>
          <table:table-cell office:value-type="string" calcext:value-type="string">
            <text:p>U1</text:p>
          </table:table-cell>
          <table:table-cell table:style-name="ce23"/>
          <table:table-cell office:value-type="string" calcext:value-type="string">
            <text:p><text:a xlink:href="https://es.aliexpress.com/i/32828274599.html" xlink:type="simple">https://es.aliexpress.com/i/32828274599.htm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6P0"/>
    </number:currency-style>
    <number:date-style style:name="N10119" number:language="es" number:country="ES">
      <number:day number:style="long"/>
      <number:text>-</number:text>
      <number:month number:textual="true"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number-style style:name="N10113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3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4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4P0"/>
    </number:number-style>
    <number:number-style style:name="N1011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6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7P0"/>
    </number:number-style>
    <number:date-style style:name="N1011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20" number:language="es" number:country="ES">
      <number:month number:textual="true"/>
      <number:text>-</number:text>
      <number:year/>
    </number:date-style>
    <number:time-style style:name="N1012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s" number:country="ES">
      <number:hours/>
      <number:text>:</number:text>
      <number:minutes number:style="long"/>
    </number:time-style>
    <number:time-style style:name="N1012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2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6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9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3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es" number:country="ES">
      <number:text> </number:text>
      <number:fill-character> </number:fill-character>
      <number:text>-    </number:text>
    </number:number-style>
    <number:text-style style:name="N10134" number:language="es" number:country="E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es" number:country="ES">
      <number:text> </number:text>
      <number:fill-character> </number:fill-character>
      <number:text>- € </number:text>
    </number:number-style>
    <number:text-style style:name="N10138" number:language="es" number:country="E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es" number:country="E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es" number:country="E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3T17:12:44.876000000</meta:creation-date>
    <dc:date>2023-03-13T18:42:34.223000000</dc:date>
    <meta:editing-duration>PT1H11M53S</meta:editing-duration>
    <meta:editing-cycles>4</meta:editing-cycles>
    <meta:generator>LibreOffice/7.5.0.3$Windows_X86_64 LibreOffice_project/c21113d003cd3efa8c53188764377a8272d9d6de</meta:generator>
    <meta:document-statistic meta:table-count="1" meta:cell-count="143" meta:object-count="0"/>
  </office:meta>
</office:document-meta>
</file>